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6d14" officeooo:paragraph-rsid="001f6d14"/>
    </style:style>
    <style:style style:name="P2" style:family="paragraph" style:parent-style-name="Standard">
      <style:text-properties fo:color="#6b5e9b" loext:opacity="100%" fo:language="en" fo:country="US" officeooo:rsid="00212164" officeooo:paragraph-rsid="00212164"/>
    </style:style>
    <style:style style:name="P3" style:family="paragraph" style:parent-style-name="Standard">
      <style:paragraph-properties fo:text-align="center" style:justify-single-word="false"/>
      <style:text-properties officeooo:rsid="00212164" officeooo:paragraph-rsid="00212164"/>
    </style:style>
    <style:style style:name="P4" style:family="paragraph" style:parent-style-name="Standard">
      <style:text-properties officeooo:rsid="00212164" officeooo:paragraph-rsid="00212164"/>
    </style:style>
    <style:style style:name="P5" style:family="paragraph" style:parent-style-name="Standard">
      <style:text-properties fo:color="#81d41a" loext:opacity="100%" fo:language="en" fo:country="US" officeooo:rsid="00041c06" officeooo:paragraph-rsid="00212164"/>
    </style:style>
    <style:style style:name="P6" style:family="paragraph" style:parent-style-name="Standard">
      <style:text-properties fo:color="#800080" loext:opacity="100%" officeooo:rsid="0005f7ea" officeooo:paragraph-rsid="00212164"/>
    </style:style>
    <style:style style:name="P7" style:family="paragraph" style:parent-style-name="Standard">
      <style:text-properties fo:color="#000000" loext:opacity="100%" officeooo:rsid="002237d7" officeooo:paragraph-rsid="002237d7"/>
    </style:style>
    <style:style style:name="P8" style:family="paragraph" style:parent-style-name="Standard">
      <style:paragraph-properties fo:text-align="center" style:justify-single-word="false"/>
      <style:text-properties fo:language="en" fo:country="US" officeooo:rsid="00212164" officeooo:paragraph-rsid="00212164"/>
    </style:style>
    <style:style style:name="P9" style:family="paragraph" style:parent-style-name="Standard">
      <style:text-properties fo:language="en" fo:country="US" officeooo:rsid="0005f7ea" officeooo:paragraph-rsid="001f6d14"/>
    </style:style>
    <style:style style:name="P10" style:family="paragraph" style:parent-style-name="Standard">
      <style:text-properties officeooo:paragraph-rsid="002a9399"/>
    </style:style>
    <style:style style:name="P11" style:family="paragraph" style:parent-style-name="Standard">
      <style:text-properties officeooo:rsid="001f6d14" officeooo:paragraph-rsid="001f6d14"/>
    </style:style>
    <style:style style:name="P12" style:family="paragraph" style:parent-style-name="Standard">
      <style:paragraph-properties fo:text-align="center" style:justify-single-word="false"/>
      <style:text-properties officeooo:paragraph-rsid="002a9399"/>
    </style:style>
    <style:style style:name="P13" style:family="paragraph" style:parent-style-name="Standard">
      <style:text-properties fo:color="#000000" loext:opacity="100%" officeooo:rsid="0005f7ea" officeooo:paragraph-rsid="002a9399"/>
    </style:style>
    <style:style style:name="T1" style:family="text">
      <style:text-properties fo:language="en" fo:country="US"/>
    </style:style>
    <style:style style:name="T2" style:family="text">
      <style:text-properties fo:language="en" fo:country="US" officeooo:rsid="0005f7ea"/>
    </style:style>
    <style:style style:name="T3" style:family="text">
      <style:text-properties fo:color="#81d41a" loext:opacity="100%"/>
    </style:style>
    <style:style style:name="T4" style:family="text">
      <style:text-properties fo:color="#81d41a" loext:opacity="100%" officeooo:rsid="00047028"/>
    </style:style>
    <style:style style:name="T5" style:family="text">
      <style:text-properties fo:color="#81d41a" loext:opacity="100%" fo:language="en" fo:country="US" officeooo:rsid="00047028"/>
    </style:style>
    <style:style style:name="T6" style:family="text">
      <style:text-properties fo:color="#81d41a" loext:opacity="100%" fo:language="en" fo:country="US" officeooo:rsid="00041c06"/>
    </style:style>
    <style:style style:name="T7" style:family="text">
      <style:text-properties fo:color="#81d41a" loext:opacity="100%" officeooo:rsid="00041c06"/>
    </style:style>
    <style:style style:name="T8" style:family="text">
      <style:text-properties fo:color="#81d41a" loext:opacity="100%" style:font-name="Liberation Serif1" fo:font-size="12pt" fo:language="en" fo:country="US" fo:background-color="transparent" loext:char-shading-value="0" style:font-name-asian="Liberation Serif1" style:font-size-asian="12pt" style:font-name-complex="Liberation Serif1" style:font-size-complex="12pt" style:language-complex="ar" style:country-complex="SA"/>
    </style:style>
    <style:style style:name="T9" style:family="text">
      <style:text-properties fo:color="#81d41a" loext:opacity="100%" style:font-name="Liberation Serif1" fo:font-size="12pt" fo:language="en" fo:country="US" style:font-name-asian="Liberation Serif1" style:font-size-asian="12pt" style:font-name-complex="Liberation Serif1" style:font-size-complex="12pt" style:language-complex="ar" style:country-complex="SA"/>
    </style:style>
    <style:style style:name="T10" style:family="text">
      <style:text-properties fo:color="#800080" loext:opacity="100%"/>
    </style:style>
    <style:style style:name="T11" style:family="text">
      <style:text-properties fo:color="#800080" loext:opacity="100%" officeooo:rsid="000574fe"/>
    </style:style>
    <style:style style:name="T12" style:family="text">
      <style:text-properties fo:color="#800080" loext:opacity="100%" fo:language="en" fo:country="US" officeooo:rsid="000574fe"/>
    </style:style>
    <style:style style:name="T13" style:family="text">
      <style:text-properties fo:color="#800080" loext:opacity="100%" fo:language="en" fo:country="US" officeooo:rsid="0005f7ea"/>
    </style:style>
    <style:style style:name="T14" style:family="text">
      <style:text-properties fo:color="#800080" loext:opacity="100%" fo:language="en" fo:country="US" officeooo:rsid="001f6d14"/>
    </style:style>
    <style:style style:name="T15" style:family="text">
      <style:text-properties fo:color="#800080" loext:opacity="100%" officeooo:rsid="0005f7ea"/>
    </style:style>
    <style:style style:name="T16" style:family="text">
      <style:text-properties fo:color="#800080" loext:opacity="100%" officeooo:rsid="00041c06"/>
    </style:style>
    <style:style style:name="T17" style:family="text">
      <style:text-properties fo:color="#800080" loext:opacity="100%" officeooo:rsid="001708a4"/>
    </style:style>
    <style:style style:name="T18" style:family="text">
      <style:text-properties fo:color="#800080" loext:opacity="100%" officeooo:rsid="00151d81"/>
    </style:style>
    <style:style style:name="T19" style:family="text">
      <style:text-properties fo:color="#800080" loext:opacity="100%" officeooo:rsid="0017d252"/>
    </style:style>
    <style:style style:name="T20" style:family="text">
      <style:text-properties fo:color="#800080" loext:opacity="100%" officeooo:rsid="00187e7a"/>
    </style:style>
    <style:style style:name="T21" style:family="text">
      <style:text-properties fo:color="#6b5e9b" loext:opacity="100%"/>
    </style:style>
    <style:style style:name="T22" style:family="text">
      <style:text-properties fo:color="#6b5e9b" loext:opacity="100%" fo:language="en" fo:country="US"/>
    </style:style>
    <style:style style:name="T23" style:family="text">
      <style:text-properties fo:color="#6b5e9b" loext:opacity="100%" officeooo:rsid="00151d81"/>
    </style:style>
    <style:style style:name="T24" style:family="text">
      <style:text-properties fo:color="#ff4000" loext:opacity="100%"/>
    </style:style>
    <style:style style:name="T25" style:family="text">
      <style:text-properties fo:color="#ff4000" loext:opacity="100%" fo:language="en" fo:country="US"/>
    </style:style>
    <style:style style:name="T26" style:family="text">
      <style:text-properties fo:color="#ff4000" loext:opacity="100%" fo:background-color="transparent" loext:char-shading-value="0"/>
    </style:style>
    <style:style style:name="T27" style:family="text">
      <style:text-properties fo:color="#ff4000" loext:opacity="100%" officeooo:rsid="0017d252" fo:background-color="transparent" loext:char-shading-value="0"/>
    </style:style>
    <style:style style:name="T28" style:family="text">
      <style:text-properties fo:color="#ff4000" loext:opacity="100%" officeooo:rsid="00187e7a" fo:background-color="transparent" loext:char-shading-value="0"/>
    </style:style>
    <style:style style:name="T29" style:family="text">
      <style:text-properties fo:color="#ff4000" loext:opacity="100%" officeooo:rsid="0017d252"/>
    </style:style>
    <style:style style:name="T30" style:family="text">
      <style:text-properties fo:color="#ff8000" loext:opacity="100%"/>
    </style:style>
    <style:style style:name="T31" style:family="text">
      <style:text-properties fo:color="#ff8000" loext:opacity="100%" fo:language="en" fo:country="US"/>
    </style:style>
    <style:style style:name="T32" style:family="text">
      <style:text-properties fo:color="#ff8000" loext:opacity="100%" fo:language="en" fo:country="US" officeooo:rsid="0005f7ea"/>
    </style:style>
    <style:style style:name="T33" style:family="text">
      <style:text-properties officeooo:rsid="0017d2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bstract</text:p>
      <text:p text:style-name="P12"/>
      <text:p text:style-name="P10"><text:span text:style-name="T30">Intelligent Transportation Systems (ITS) are advanced systems designed to optimize traffic management through the integration of new technologies. Traffic flow is nowadays intensified by rapid urbanization and motorization. ITS traditionally rely on algorithms that predict short-term traffic flow. </text:span><text:span text:style-name="T26">However, these algorithms </text:span><text:span text:style-name="T27">are</text:span><text:span text:style-name="T26"> not optimal since they have low accuracy and </text:span><text:span text:style-name="T28">are time consuming.</text:span><text:span text:style-name="T26"> </text:span><text:span text:style-name="T24">Thus, these traditional algorithms necessitate the development of a more </text:span><text:span text:style-name="T29">efficient</text:span><text:span text:style-name="T24"> prediction model. </text:span><text:span text:style-name="T21">In this work, we propose a refined method for short-term traffic flow prediction </text:span><text:span text:style-name="T23">to optimize ITS</text:span><text:span text:style-name="T21"> based on Multiple Linear Regression (MLR). </text:span>We employ a multiple linear regression model, selecting and collecting data attributes <text:span text:style-name="T33">that fit to the model</text:span>, including spatial static and dynamic attributes. A significant focus is placed on data preprocessing to ensure the reliability and robustness of our model. We also repair fault data, including missing and error data, using the expected maximization algorithm and outlier algorithm. <text:span text:style-name="T3">We observe that our method achieved high accuracy</text:span><text:span text:style-name="T8"> (98.48%) </text:span><text:span text:style-name="T9">an</text:span><text:span text:style-name="T3">d efficiency in predicting short-term urban traffic flow. </text:span><text:span text:style-name="T10"><text:s/></text:span><text:span text:style-name="T17">Various challenges remain in developing algorithms for optimizing ITS. I</text:span><text:span text:style-name="T18">n the future, we must develop a mobile application </text:span><text:span text:style-name="T10">that </text:span><text:span text:style-name="T17">people can use to find the most optimal path to their destination, </text:span><text:span text:style-name="T19">allow</text:span><text:span text:style-name="T20">ing</text:span><text:span text:style-name="T19"> them to avoid short-term traffic flow.</text:span></text:p>
      <text:p text:style-name="P10"/>
      <text:p text:style-name="P10">Keywords : </text:p>
      <text:p text:style-name="P10">- I<text:span text:style-name="T33">ntelligent Transportation Systems (ITS)</text:span></text:p>
      <text:p text:style-name="P10">- M<text:span text:style-name="T33">ultiple Linear Regression</text:span></text:p>
      <text:p text:style-name="P10">- Data Preprocessing</text:p>
      <text:p text:style-name="P10">- Urban Traffic Forecast</text:p>
      <text:p text:style-name="P13">- Traffic Management Systems</text:p>
      <text:p text:style-name="P6"/>
      <text:p text:style-name="P6"/>
      <text:p text:style-name="P6"/>
      <text:p text:style-name="P6"/>
      <text:p text:style-name="P7">Ines Besbes – Yanis Mac – 4ModIA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3:33:34.714471662</meta:creation-date>
    <dc:date>2023-09-28T15:41:36.420487355</dc:date>
    <meta:editing-duration>PT40M16S</meta:editing-duration>
    <meta:editing-cycles>5</meta:editing-cycles>
    <meta:generator>LibreOffice/7.3.7.2$Linux_X86_64 LibreOffice_project/30$Build-2</meta:generator>
    <meta:document-statistic meta:table-count="0" meta:image-count="0" meta:object-count="0" meta:page-count="1" meta:paragraph-count="9" meta:word-count="229" meta:character-count="1584" meta:non-whitespace-character-count="1358"/>
  </office:meta>
</office:document-meta>
</file>